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6.5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43"/>
    <style:style style:name="ce2" style:family="table-cell" style:parent-style-name="Default" style:data-style-name="N5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86.55pt" svg:y="9.67pt">
            <loext:p draw:notify-on-update-of-ranges="Sheet1.B1:Sheet1.B1 Sheet1.B2:Sheet1.B301 Sheet1.C1:Sheet1.C1 Sheet1.C2:Sheet1.C301 Sheet1.D1:Sheet1.D1 Sheet1.D2:Sheet1.D301 Sheet1.E1:Sheet1.E1 Sheet1.E2:Sheet1.E3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ages with 1 fragment (fragment with 100 elements)</text:p>
          </table:table-cell>
          <table:table-cell office:value-type="string" calcext:value-type="string">
            <text:p>total element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]*100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3]*100"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]*100"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]*100" office:value-type="float" office:value="4000" calcext:value-type="float">
            <text:p>400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]*100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7]*100" office:value-type="float" office:value="6000" calcext:value-type="float">
            <text:p>600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8]*100" office:value-type="float" office:value="7000" calcext:value-type="float">
            <text:p>700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9]*100" office:value-type="float" office:value="8000" calcext:value-type="float">
            <text:p>8000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0]*100" office:value-type="float" office:value="9000" calcext:value-type="float">
            <text:p>900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]*100"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2]*100" office:value-type="float" office:value="11000" calcext:value-type="float">
            <text:p>11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3]*100" office:value-type="float" office:value="12000" calcext:value-type="float">
            <text:p>12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4]*100" office:value-type="float" office:value="13000" calcext:value-type="float">
            <text:p>13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5]*100" office:value-type="float" office:value="14000" calcext:value-type="float">
            <text:p>14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6]*100" office:value-type="float" office:value="15000" calcext:value-type="float">
            <text:p>15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7]*100" office:value-type="float" office:value="16000" calcext:value-type="float">
            <text:p>16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8]*100" office:value-type="float" office:value="17000" calcext:value-type="float">
            <text:p>17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9]*100" office:value-type="float" office:value="18000" calcext:value-type="float">
            <text:p>18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0]*100" office:value-type="float" office:value="19000" calcext:value-type="float">
            <text:p>19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1]*100" office:value-type="float" office:value="20000" calcext:value-type="float">
            <text:p>20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2]*100" office:value-type="float" office:value="21000" calcext:value-type="float">
            <text:p>21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3]*100" office:value-type="float" office:value="22000" calcext:value-type="float">
            <text:p>22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4]*100" office:value-type="float" office:value="23000" calcext:value-type="float">
            <text:p>23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5]*100" office:value-type="float" office:value="24000" calcext:value-type="float">
            <text:p>24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6]*100" office:value-type="float" office:value="25000" calcext:value-type="float">
            <text:p>25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7]*100" office:value-type="float" office:value="26000" calcext:value-type="float">
            <text:p>26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8]*100" office:value-type="float" office:value="27000" calcext:value-type="float">
            <text:p>27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9]*100" office:value-type="float" office:value="28000" calcext:value-type="float">
            <text:p>28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30]*100" office:value-type="float" office:value="29000" calcext:value-type="float">
            <text:p>29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1]*100" office:value-type="float" office:value="30000" calcext:value-type="float">
            <text:p>30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2]*100" office:value-type="float" office:value="31000" calcext:value-type="float">
            <text:p>31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3]*100" office:value-type="float" office:value="32000" calcext:value-type="float">
            <text:p>32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4]*100" office:value-type="float" office:value="33000" calcext:value-type="float">
            <text:p>33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5]*100" office:value-type="float" office:value="34000" calcext:value-type="float">
            <text:p>34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6]*100" office:value-type="float" office:value="35000" calcext:value-type="float">
            <text:p>35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7]*100" office:value-type="float" office:value="36000" calcext:value-type="float">
            <text:p>36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8]*100" office:value-type="float" office:value="37000" calcext:value-type="float">
            <text:p>37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9]*100" office:value-type="float" office:value="38000" calcext:value-type="float">
            <text:p>38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40]*100" office:value-type="float" office:value="39000" calcext:value-type="float">
            <text:p>39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1]*100" office:value-type="float" office:value="40000" calcext:value-type="float">
            <text:p>40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2]*100" office:value-type="float" office:value="41000" calcext:value-type="float">
            <text:p>41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3]*100" office:value-type="float" office:value="42000" calcext:value-type="float">
            <text:p>42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4]*100" office:value-type="float" office:value="43000" calcext:value-type="float">
            <text:p>43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5]*100" office:value-type="float" office:value="44000" calcext:value-type="float">
            <text:p>44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6]*100" office:value-type="float" office:value="45000" calcext:value-type="float">
            <text:p>45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7]*100" office:value-type="float" office:value="46000" calcext:value-type="float">
            <text:p>46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8]*100" office:value-type="float" office:value="47000" calcext:value-type="float">
            <text:p>47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9]*100" office:value-type="float" office:value="48000" calcext:value-type="float">
            <text:p>48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50]*100" office:value-type="float" office:value="49000" calcext:value-type="float">
            <text:p>49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1]*100" office:value-type="float" office:value="50000" calcext:value-type="float">
            <text:p>50000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2]*100" office:value-type="float" office:value="51000" calcext:value-type="float">
            <text:p>51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3]*100" office:value-type="float" office:value="52000" calcext:value-type="float">
            <text:p>52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4]*100" office:value-type="float" office:value="53000" calcext:value-type="float">
            <text:p>53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5]*100" office:value-type="float" office:value="54000" calcext:value-type="float">
            <text:p>54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6]*100" office:value-type="float" office:value="55000" calcext:value-type="float">
            <text:p>55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7]*100" office:value-type="float" office:value="56000" calcext:value-type="float">
            <text:p>56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8]*100" office:value-type="float" office:value="57000" calcext:value-type="float">
            <text:p>57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9]*100" office:value-type="float" office:value="58000" calcext:value-type="float">
            <text:p>58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60]*100" office:value-type="float" office:value="59000" calcext:value-type="float">
            <text:p>59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1]*100" office:value-type="float" office:value="60000" calcext:value-type="float">
            <text:p>60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2]*100" office:value-type="float" office:value="61000" calcext:value-type="float">
            <text:p>61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3]*100" office:value-type="float" office:value="62000" calcext:value-type="float">
            <text:p>62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4]*100" office:value-type="float" office:value="63000" calcext:value-type="float">
            <text:p>63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5]*100" office:value-type="float" office:value="64000" calcext:value-type="float">
            <text:p>64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6]*100" office:value-type="float" office:value="65000" calcext:value-type="float">
            <text:p>65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7]*100" office:value-type="float" office:value="66000" calcext:value-type="float">
            <text:p>66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8]*100" office:value-type="float" office:value="67000" calcext:value-type="float">
            <text:p>67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9]*100" office:value-type="float" office:value="68000" calcext:value-type="float">
            <text:p>68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70]*100" office:value-type="float" office:value="69000" calcext:value-type="float">
            <text:p>69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1]*100" office:value-type="float" office:value="70000" calcext:value-type="float">
            <text:p>70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2]*100" office:value-type="float" office:value="71000" calcext:value-type="float">
            <text:p>71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3]*100" office:value-type="float" office:value="72000" calcext:value-type="float">
            <text:p>72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4]*100" office:value-type="float" office:value="73000" calcext:value-type="float">
            <text:p>73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5]*100" office:value-type="float" office:value="74000" calcext:value-type="float">
            <text:p>74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6]*100" office:value-type="float" office:value="75000" calcext:value-type="float">
            <text:p>75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7]*100" office:value-type="float" office:value="76000" calcext:value-type="float">
            <text:p>76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8]*100" office:value-type="float" office:value="77000" calcext:value-type="float">
            <text:p>77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9]*100" office:value-type="float" office:value="78000" calcext:value-type="float">
            <text:p>78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80]*100" office:value-type="float" office:value="79000" calcext:value-type="float">
            <text:p>79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1]*100" office:value-type="float" office:value="80000" calcext:value-type="float">
            <text:p>80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2]*100" office:value-type="float" office:value="81000" calcext:value-type="float">
            <text:p>81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3]*100" office:value-type="float" office:value="82000" calcext:value-type="float">
            <text:p>82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4]*100" office:value-type="float" office:value="83000" calcext:value-type="float">
            <text:p>83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5]*100" office:value-type="float" office:value="84000" calcext:value-type="float">
            <text:p>84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6]*100" office:value-type="float" office:value="85000" calcext:value-type="float">
            <text:p>85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7]*100" office:value-type="float" office:value="86000" calcext:value-type="float">
            <text:p>86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8]*100" office:value-type="float" office:value="87000" calcext:value-type="float">
            <text:p>87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9]*100" office:value-type="float" office:value="88000" calcext:value-type="float">
            <text:p>88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90]*100" office:value-type="float" office:value="89000" calcext:value-type="float">
            <text:p>89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1]*100" office:value-type="float" office:value="90000" calcext:value-type="float">
            <text:p>90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2]*100" office:value-type="float" office:value="91000" calcext:value-type="float">
            <text:p>91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3]*100" office:value-type="float" office:value="92000" calcext:value-type="float">
            <text:p>92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4]*100" office:value-type="float" office:value="93000" calcext:value-type="float">
            <text:p>93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5]*100" office:value-type="float" office:value="94000" calcext:value-type="float">
            <text:p>94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6]*100" office:value-type="float" office:value="95000" calcext:value-type="float">
            <text:p>95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7]*100" office:value-type="float" office:value="96000" calcext:value-type="float">
            <text:p>96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8]*100" office:value-type="float" office:value="97000" calcext:value-type="float">
            <text:p>97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9]*100" office:value-type="float" office:value="98000" calcext:value-type="float">
            <text:p>98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100]*100" office:value-type="float" office:value="99000" calcext:value-type="float">
            <text:p>9900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1]*100"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02]*100" office:value-type="float" office:value="101000" calcext:value-type="float">
            <text:p>101000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103]*100" office:value-type="float" office:value="102000" calcext:value-type="float">
            <text:p>102000</text:p>
          </table:table-cell>
          <table:table-cell table:number-columns-repeated="7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.A104]*100" office:value-type="float" office:value="103000" calcext:value-type="float">
            <text:p>103000</text:p>
          </table:table-cell>
          <table:table-cell table:number-columns-repeated="7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[.A105]*100" office:value-type="float" office:value="104000" calcext:value-type="float">
            <text:p>104000</text:p>
          </table:table-cell>
          <table:table-cell table:number-columns-repeated="7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A106]*100" office:value-type="float" office:value="105000" calcext:value-type="float">
            <text:p>105000</text:p>
          </table:table-cell>
          <table:table-cell table:number-columns-repeated="7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A107]*100" office:value-type="float" office:value="106000" calcext:value-type="float">
            <text:p>106000</text:p>
          </table:table-cell>
          <table:table-cell table:number-columns-repeated="7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[.A108]*100" office:value-type="float" office:value="107000" calcext:value-type="float">
            <text:p>107000</text:p>
          </table:table-cell>
          <table:table-cell table:number-columns-repeated="7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A109]*100" office:value-type="float" office:value="108000" calcext:value-type="float">
            <text:p>108000</text:p>
          </table:table-cell>
          <table:table-cell table:number-columns-repeated="7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[.A110]*100" office:value-type="float" office:value="109000" calcext:value-type="float">
            <text:p>109000</text:p>
          </table:table-cell>
          <table:table-cell table:number-columns-repeated="7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11]*100" office:value-type="float" office:value="110000" calcext:value-type="float">
            <text:p>110000</text:p>
          </table:table-cell>
          <table:table-cell table:number-columns-repeated="7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[.A112]*100" office:value-type="float" office:value="111000" calcext:value-type="float">
            <text:p>111000</text:p>
          </table:table-cell>
          <table:table-cell table:number-columns-repeated="7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A113]*100" office:value-type="float" office:value="112000" calcext:value-type="float">
            <text:p>112000</text:p>
          </table:table-cell>
          <table:table-cell table:number-columns-repeated="7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[.A114]*100" office:value-type="float" office:value="113000" calcext:value-type="float">
            <text:p>113000</text:p>
          </table:table-cell>
          <table:table-cell table:number-columns-repeated="7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[.A115]*100" office:value-type="float" office:value="114000" calcext:value-type="float">
            <text:p>114000</text:p>
          </table:table-cell>
          <table:table-cell table:number-columns-repeated="7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[.A116]*100" office:value-type="float" office:value="115000" calcext:value-type="float">
            <text:p>115000</text:p>
          </table:table-cell>
          <table:table-cell table:number-columns-repeated="7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[.A117]*100" office:value-type="float" office:value="116000" calcext:value-type="float">
            <text:p>116000</text:p>
          </table:table-cell>
          <table:table-cell table:number-columns-repeated="7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[.A118]*100" office:value-type="float" office:value="117000" calcext:value-type="float">
            <text:p>117000</text:p>
          </table:table-cell>
          <table:table-cell table:number-columns-repeated="7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[.A119]*100" office:value-type="float" office:value="118000" calcext:value-type="float">
            <text:p>118000</text:p>
          </table:table-cell>
          <table:table-cell table:number-columns-repeated="7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[.A120]*100" office:value-type="float" office:value="119000" calcext:value-type="float">
            <text:p>119000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121]*100" office:value-type="float" office:value="120000" calcext:value-type="float">
            <text:p>120000</text:p>
          </table:table-cell>
          <table:table-cell table:number-columns-repeated="7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[.A122]*100" office:value-type="float" office:value="121000" calcext:value-type="float">
            <text:p>121000</text:p>
          </table:table-cell>
          <table:table-cell table:number-columns-repeated="7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[.A123]*100" office:value-type="float" office:value="122000" calcext:value-type="float">
            <text:p>122000</text:p>
          </table:table-cell>
          <table:table-cell table:number-columns-repeated="7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[.A124]*100" office:value-type="float" office:value="123000" calcext:value-type="float">
            <text:p>123000</text:p>
          </table:table-cell>
          <table:table-cell table:number-columns-repeated="7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[.A125]*100" office:value-type="float" office:value="124000" calcext:value-type="float">
            <text:p>124000</text:p>
          </table:table-cell>
          <table:table-cell table:number-columns-repeated="7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A126]*100" office:value-type="float" office:value="125000" calcext:value-type="float">
            <text:p>125000</text:p>
          </table:table-cell>
          <table:table-cell table:number-columns-repeated="7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[.A127]*100" office:value-type="float" office:value="126000" calcext:value-type="float">
            <text:p>126000</text:p>
          </table:table-cell>
          <table:table-cell table:number-columns-repeated="7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[.A128]*100" office:value-type="float" office:value="127000" calcext:value-type="float">
            <text:p>127000</text:p>
          </table:table-cell>
          <table:table-cell table:number-columns-repeated="7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[.A129]*100" office:value-type="float" office:value="128000" calcext:value-type="float">
            <text:p>128000</text:p>
          </table:table-cell>
          <table:table-cell table:number-columns-repeated="7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[.A130]*100" office:value-type="float" office:value="129000" calcext:value-type="float">
            <text:p>129000</text:p>
          </table:table-cell>
          <table:table-cell table:number-columns-repeated="7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A131]*100" office:value-type="float" office:value="130000" calcext:value-type="float">
            <text:p>130000</text:p>
          </table:table-cell>
          <table:table-cell table:number-columns-repeated="7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[.A132]*100" office:value-type="float" office:value="131000" calcext:value-type="float">
            <text:p>131000</text:p>
          </table:table-cell>
          <table:table-cell table:number-columns-repeated="7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[.A133]*100" office:value-type="float" office:value="132000" calcext:value-type="float">
            <text:p>132000</text:p>
          </table:table-cell>
          <table:table-cell table:number-columns-repeated="7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[.A134]*100" office:value-type="float" office:value="133000" calcext:value-type="float">
            <text:p>133000</text:p>
          </table:table-cell>
          <table:table-cell table:number-columns-repeated="7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[.A135]*100" office:value-type="float" office:value="134000" calcext:value-type="float">
            <text:p>134000</text:p>
          </table:table-cell>
          <table:table-cell table:number-columns-repeated="7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[.A136]*100" office:value-type="float" office:value="135000" calcext:value-type="float">
            <text:p>135000</text:p>
          </table:table-cell>
          <table:table-cell table:number-columns-repeated="7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[.A137]*100" office:value-type="float" office:value="136000" calcext:value-type="float">
            <text:p>136000</text:p>
          </table:table-cell>
          <table:table-cell table:number-columns-repeated="7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[.A138]*100" office:value-type="float" office:value="137000" calcext:value-type="float">
            <text:p>137000</text:p>
          </table:table-cell>
          <table:table-cell table:number-columns-repeated="7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[.A139]*100" office:value-type="float" office:value="138000" calcext:value-type="float">
            <text:p>138000</text:p>
          </table:table-cell>
          <table:table-cell table:number-columns-repeated="7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[.A140]*100" office:value-type="float" office:value="139000" calcext:value-type="float">
            <text:p>139000</text:p>
          </table:table-cell>
          <table:table-cell table:number-columns-repeated="7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A141]*100" office:value-type="float" office:value="140000" calcext:value-type="float">
            <text:p>140000</text:p>
          </table:table-cell>
          <table:table-cell table:number-columns-repeated="7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[.A142]*100" office:value-type="float" office:value="141000" calcext:value-type="float">
            <text:p>141000</text:p>
          </table:table-cell>
          <table:table-cell table:number-columns-repeated="7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[.A143]*100" office:value-type="float" office:value="142000" calcext:value-type="float">
            <text:p>142000</text:p>
          </table:table-cell>
          <table:table-cell table:number-columns-repeated="7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[.A144]*100" office:value-type="float" office:value="143000" calcext:value-type="float">
            <text:p>143000</text:p>
          </table:table-cell>
          <table:table-cell table:number-columns-repeated="7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[.A145]*100" office:value-type="float" office:value="144000" calcext:value-type="float">
            <text:p>144000</text:p>
          </table:table-cell>
          <table:table-cell table:number-columns-repeated="7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[.A146]*100" office:value-type="float" office:value="145000" calcext:value-type="float">
            <text:p>145000</text:p>
          </table:table-cell>
          <table:table-cell table:number-columns-repeated="7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[.A147]*100" office:value-type="float" office:value="146000" calcext:value-type="float">
            <text:p>146000</text:p>
          </table:table-cell>
          <table:table-cell table:number-columns-repeated="7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[.A148]*100" office:value-type="float" office:value="147000" calcext:value-type="float">
            <text:p>147000</text:p>
          </table:table-cell>
          <table:table-cell table:number-columns-repeated="7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[.A149]*100" office:value-type="float" office:value="148000" calcext:value-type="float">
            <text:p>148000</text:p>
          </table:table-cell>
          <table:table-cell table:number-columns-repeated="7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[.A150]*100" office:value-type="float" office:value="149000" calcext:value-type="float">
            <text:p>149000</text:p>
          </table:table-cell>
          <table:table-cell table:number-columns-repeated="7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51]*100" office:value-type="float" office:value="150000" calcext:value-type="float">
            <text:p>150000</text:p>
          </table:table-cell>
          <table:table-cell table:number-columns-repeated="7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[.A152]*100" office:value-type="float" office:value="151000" calcext:value-type="float">
            <text:p>151000</text:p>
          </table:table-cell>
          <table:table-cell table:number-columns-repeated="7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[.A153]*100" office:value-type="float" office:value="152000" calcext:value-type="float">
            <text:p>152000</text:p>
          </table:table-cell>
          <table:table-cell table:number-columns-repeated="7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[.A154]*100" office:value-type="float" office:value="153000" calcext:value-type="float">
            <text:p>153000</text:p>
          </table:table-cell>
          <table:table-cell table:number-columns-repeated="7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[.A155]*100" office:value-type="float" office:value="154000" calcext:value-type="float">
            <text:p>154000</text:p>
          </table:table-cell>
          <table:table-cell table:number-columns-repeated="7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[.A156]*100" office:value-type="float" office:value="155000" calcext:value-type="float">
            <text:p>155000</text:p>
          </table:table-cell>
          <table:table-cell table:number-columns-repeated="7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[.A157]*100" office:value-type="float" office:value="156000" calcext:value-type="float">
            <text:p>156000</text:p>
          </table:table-cell>
          <table:table-cell table:number-columns-repeated="7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[.A158]*100" office:value-type="float" office:value="157000" calcext:value-type="float">
            <text:p>157000</text:p>
          </table:table-cell>
          <table:table-cell table:number-columns-repeated="7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[.A159]*100" office:value-type="float" office:value="158000" calcext:value-type="float">
            <text:p>158000</text:p>
          </table:table-cell>
          <table:table-cell table:number-columns-repeated="7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[.A160]*100" office:value-type="float" office:value="159000" calcext:value-type="float">
            <text:p>159000</text:p>
          </table:table-cell>
          <table:table-cell table:number-columns-repeated="7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161]*100" office:value-type="float" office:value="160000" calcext:value-type="float">
            <text:p>160000</text:p>
          </table:table-cell>
          <table:table-cell table:number-columns-repeated="7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[.A162]*100" office:value-type="float" office:value="161000" calcext:value-type="float">
            <text:p>161000</text:p>
          </table:table-cell>
          <table:table-cell table:number-columns-repeated="7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[.A163]*100" office:value-type="float" office:value="162000" calcext:value-type="float">
            <text:p>162000</text:p>
          </table:table-cell>
          <table:table-cell table:number-columns-repeated="7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[.A164]*100" office:value-type="float" office:value="163000" calcext:value-type="float">
            <text:p>163000</text:p>
          </table:table-cell>
          <table:table-cell table:number-columns-repeated="7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[.A165]*100" office:value-type="float" office:value="164000" calcext:value-type="float">
            <text:p>164000</text:p>
          </table:table-cell>
          <table:table-cell table:number-columns-repeated="7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[.A166]*100" office:value-type="float" office:value="165000" calcext:value-type="float">
            <text:p>165000</text:p>
          </table:table-cell>
          <table:table-cell table:number-columns-repeated="7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[.A167]*100" office:value-type="float" office:value="166000" calcext:value-type="float">
            <text:p>166000</text:p>
          </table:table-cell>
          <table:table-cell table:number-columns-repeated="7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[.A168]*100" office:value-type="float" office:value="167000" calcext:value-type="float">
            <text:p>167000</text:p>
          </table:table-cell>
          <table:table-cell table:number-columns-repeated="7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[.A169]*100" office:value-type="float" office:value="168000" calcext:value-type="float">
            <text:p>168000</text:p>
          </table:table-cell>
          <table:table-cell table:number-columns-repeated="7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[.A170]*100" office:value-type="float" office:value="169000" calcext:value-type="float">
            <text:p>169000</text:p>
          </table:table-cell>
          <table:table-cell table:number-columns-repeated="7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A171]*100" office:value-type="float" office:value="170000" calcext:value-type="float">
            <text:p>170000</text:p>
          </table:table-cell>
          <table:table-cell table:number-columns-repeated="7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[.A172]*100" office:value-type="float" office:value="171000" calcext:value-type="float">
            <text:p>171000</text:p>
          </table:table-cell>
          <table:table-cell table:number-columns-repeated="7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[.A173]*100" office:value-type="float" office:value="172000" calcext:value-type="float">
            <text:p>172000</text:p>
          </table:table-cell>
          <table:table-cell table:number-columns-repeated="7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[.A174]*100" office:value-type="float" office:value="173000" calcext:value-type="float">
            <text:p>173000</text:p>
          </table:table-cell>
          <table:table-cell table:number-columns-repeated="7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[.A175]*100" office:value-type="float" office:value="174000" calcext:value-type="float">
            <text:p>174000</text:p>
          </table:table-cell>
          <table:table-cell table:number-columns-repeated="7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[.A176]*100" office:value-type="float" office:value="175000" calcext:value-type="float">
            <text:p>175000</text:p>
          </table:table-cell>
          <table:table-cell table:number-columns-repeated="7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[.A177]*100" office:value-type="float" office:value="176000" calcext:value-type="float">
            <text:p>176000</text:p>
          </table:table-cell>
          <table:table-cell table:number-columns-repeated="7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[.A178]*100" office:value-type="float" office:value="177000" calcext:value-type="float">
            <text:p>177000</text:p>
          </table:table-cell>
          <table:table-cell table:number-columns-repeated="7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[.A179]*100" office:value-type="float" office:value="178000" calcext:value-type="float">
            <text:p>178000</text:p>
          </table:table-cell>
          <table:table-cell table:number-columns-repeated="7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[.A180]*100" office:value-type="float" office:value="179000" calcext:value-type="float">
            <text:p>179000</text:p>
          </table:table-cell>
          <table:table-cell table:number-columns-repeated="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181]*100" office:value-type="float" office:value="180000" calcext:value-type="float">
            <text:p>180000</text:p>
          </table:table-cell>
          <table:table-cell table:number-columns-repeated="7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[.A182]*100" office:value-type="float" office:value="181000" calcext:value-type="float">
            <text:p>181000</text:p>
          </table:table-cell>
          <table:table-cell table:number-columns-repeated="7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[.A183]*100" office:value-type="float" office:value="182000" calcext:value-type="float">
            <text:p>182000</text:p>
          </table:table-cell>
          <table:table-cell table:number-columns-repeated="7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[.A184]*100" office:value-type="float" office:value="183000" calcext:value-type="float">
            <text:p>183000</text:p>
          </table:table-cell>
          <table:table-cell table:number-columns-repeated="7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[.A185]*100" office:value-type="float" office:value="184000" calcext:value-type="float">
            <text:p>184000</text:p>
          </table:table-cell>
          <table:table-cell table:number-columns-repeated="7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[.A186]*100" office:value-type="float" office:value="185000" calcext:value-type="float">
            <text:p>185000</text:p>
          </table:table-cell>
          <table:table-cell table:number-columns-repeated="7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[.A187]*100" office:value-type="float" office:value="186000" calcext:value-type="float">
            <text:p>186000</text:p>
          </table:table-cell>
          <table:table-cell table:number-columns-repeated="7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[.A188]*100" office:value-type="float" office:value="187000" calcext:value-type="float">
            <text:p>187000</text:p>
          </table:table-cell>
          <table:table-cell table:number-columns-repeated="7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[.A189]*100" office:value-type="float" office:value="188000" calcext:value-type="float">
            <text:p>188000</text:p>
          </table:table-cell>
          <table:table-cell table:number-columns-repeated="7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[.A190]*100" office:value-type="float" office:value="189000" calcext:value-type="float">
            <text:p>189000</text:p>
          </table:table-cell>
          <table:table-cell table:number-columns-repeated="7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A191]*100" office:value-type="float" office:value="190000" calcext:value-type="float">
            <text:p>190000</text:p>
          </table:table-cell>
          <table:table-cell table:number-columns-repeated="7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[.A192]*100" office:value-type="float" office:value="191000" calcext:value-type="float">
            <text:p>191000</text:p>
          </table:table-cell>
          <table:table-cell table:number-columns-repeated="7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[.A193]*100" office:value-type="float" office:value="192000" calcext:value-type="float">
            <text:p>192000</text:p>
          </table:table-cell>
          <table:table-cell table:number-columns-repeated="7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[.A194]*100" office:value-type="float" office:value="193000" calcext:value-type="float">
            <text:p>193000</text:p>
          </table:table-cell>
          <table:table-cell table:number-columns-repeated="7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[.A195]*100" office:value-type="float" office:value="194000" calcext:value-type="float">
            <text:p>194000</text:p>
          </table:table-cell>
          <table:table-cell table:number-columns-repeated="7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[.A196]*100" office:value-type="float" office:value="195000" calcext:value-type="float">
            <text:p>195000</text:p>
          </table:table-cell>
          <table:table-cell table:number-columns-repeated="7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[.A197]*100" office:value-type="float" office:value="196000" calcext:value-type="float">
            <text:p>196000</text:p>
          </table:table-cell>
          <table:table-cell table:number-columns-repeated="7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[.A198]*100" office:value-type="float" office:value="197000" calcext:value-type="float">
            <text:p>197000</text:p>
          </table:table-cell>
          <table:table-cell table:number-columns-repeated="7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.A199]*100" office:value-type="float" office:value="198000" calcext:value-type="float">
            <text:p>198000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.A200]*100" office:value-type="float" office:value="199000" calcext:value-type="float">
            <text:p>199000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201]*100" office:value-type="float" office:value="200000" calcext:value-type="float">
            <text:p>200000</text:p>
          </table:table-cell>
          <table:table-cell table:number-columns-repeated="7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.A202]*100" office:value-type="float" office:value="201000" calcext:value-type="float">
            <text:p>201000</text:p>
          </table:table-cell>
          <table:table-cell table:number-columns-repeated="7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[.A203]*100" office:value-type="float" office:value="202000" calcext:value-type="float">
            <text:p>202000</text:p>
          </table:table-cell>
          <table:table-cell table:number-columns-repeated="7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[.A204]*100" office:value-type="float" office:value="203000" calcext:value-type="float">
            <text:p>203000</text:p>
          </table:table-cell>
          <table:table-cell table:number-columns-repeated="7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[.A205]*100" office:value-type="float" office:value="204000" calcext:value-type="float">
            <text:p>204000</text:p>
          </table:table-cell>
          <table:table-cell table:number-columns-repeated="7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[.A206]*100" office:value-type="float" office:value="205000" calcext:value-type="float">
            <text:p>205000</text:p>
          </table:table-cell>
          <table:table-cell table:number-columns-repeated="7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207]*100" office:value-type="float" office:value="206000" calcext:value-type="float">
            <text:p>206000</text:p>
          </table:table-cell>
          <table:table-cell table:number-columns-repeated="7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08]*100" office:value-type="float" office:value="207000" calcext:value-type="float">
            <text:p>207000</text:p>
          </table:table-cell>
          <table:table-cell table:number-columns-repeated="7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formula="of:=[.A209]*100" office:value-type="float" office:value="208000" calcext:value-type="float">
            <text:p>208000</text:p>
          </table:table-cell>
          <table:table-cell table:number-columns-repeated="7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formula="of:=[.A210]*100" office:value-type="float" office:value="209000" calcext:value-type="float">
            <text:p>209000</text:p>
          </table:table-cell>
          <table:table-cell table:number-columns-repeated="7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.A211]*100" office:value-type="float" office:value="210000" calcext:value-type="float">
            <text:p>210000</text:p>
          </table:table-cell>
          <table:table-cell table:number-columns-repeated="7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formula="of:=[.A212]*100" office:value-type="float" office:value="211000" calcext:value-type="float">
            <text:p>211000</text:p>
          </table:table-cell>
          <table:table-cell table:number-columns-repeated="7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[.A213]*100" office:value-type="float" office:value="212000" calcext:value-type="float">
            <text:p>212000</text:p>
          </table:table-cell>
          <table:table-cell table:number-columns-repeated="7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formula="of:=[.A214]*100" office:value-type="float" office:value="213000" calcext:value-type="float">
            <text:p>213000</text:p>
          </table:table-cell>
          <table:table-cell table:number-columns-repeated="7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[.A215]*100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[.A216]*100" office:value-type="float" office:value="215000" calcext:value-type="float">
            <text:p>215000</text:p>
          </table:table-cell>
          <table:table-cell table:number-columns-repeated="7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[.A217]*100" office:value-type="float" office:value="216000" calcext:value-type="float">
            <text:p>216000</text:p>
          </table:table-cell>
          <table:table-cell table:number-columns-repeated="7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[.A218]*100" office:value-type="float" office:value="217000" calcext:value-type="float">
            <text:p>217000</text:p>
          </table:table-cell>
          <table:table-cell table:number-columns-repeated="7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formula="of:=[.A219]*100" office:value-type="float" office:value="218000" calcext:value-type="float">
            <text:p>218000</text:p>
          </table:table-cell>
          <table:table-cell table:number-columns-repeated="7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formula="of:=[.A220]*100" office:value-type="float" office:value="219000" calcext:value-type="float">
            <text:p>219000</text:p>
          </table:table-cell>
          <table:table-cell table:number-columns-repeated="7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.A221]*100" office:value-type="float" office:value="220000" calcext:value-type="float">
            <text:p>220000</text:p>
          </table:table-cell>
          <table:table-cell table:number-columns-repeated="7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formula="of:=[.A222]*100" office:value-type="float" office:value="221000" calcext:value-type="float">
            <text:p>221000</text:p>
          </table:table-cell>
          <table:table-cell table:number-columns-repeated="7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formula="of:=[.A223]*100" office:value-type="float" office:value="222000" calcext:value-type="float">
            <text:p>222000</text:p>
          </table:table-cell>
          <table:table-cell table:number-columns-repeated="7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[.A224]*100" office:value-type="float" office:value="223000" calcext:value-type="float">
            <text:p>223000</text:p>
          </table:table-cell>
          <table:table-cell table:number-columns-repeated="7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formula="of:=[.A225]*100" office:value-type="float" office:value="224000" calcext:value-type="float">
            <text:p>224000</text:p>
          </table:table-cell>
          <table:table-cell table:number-columns-repeated="7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[.A226]*100" office:value-type="float" office:value="225000" calcext:value-type="float">
            <text:p>225000</text:p>
          </table:table-cell>
          <table:table-cell table:number-columns-repeated="7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formula="of:=[.A227]*100" office:value-type="float" office:value="226000" calcext:value-type="float">
            <text:p>226000</text:p>
          </table:table-cell>
          <table:table-cell table:number-columns-repeated="7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[.A228]*100" office:value-type="float" office:value="227000" calcext:value-type="float">
            <text:p>227000</text:p>
          </table:table-cell>
          <table:table-cell table:number-columns-repeated="7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[.A229]*100" office:value-type="float" office:value="228000" calcext:value-type="float">
            <text:p>228000</text:p>
          </table:table-cell>
          <table:table-cell table:number-columns-repeated="7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formula="of:=[.A230]*100" office:value-type="float" office:value="229000" calcext:value-type="float">
            <text:p>229000</text:p>
          </table:table-cell>
          <table:table-cell table:number-columns-repeated="7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[.A231]*100" office:value-type="float" office:value="230000" calcext:value-type="float">
            <text:p>230000</text:p>
          </table:table-cell>
          <table:table-cell table:number-columns-repeated="7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[.A232]*100" office:value-type="float" office:value="231000" calcext:value-type="float">
            <text:p>231000</text:p>
          </table:table-cell>
          <table:table-cell table:number-columns-repeated="7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[.A233]*100" office:value-type="float" office:value="232000" calcext:value-type="float">
            <text:p>232000</text:p>
          </table:table-cell>
          <table:table-cell table:number-columns-repeated="7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formula="of:=[.A234]*100" office:value-type="float" office:value="233000" calcext:value-type="float">
            <text:p>233000</text:p>
          </table:table-cell>
          <table:table-cell table:number-columns-repeated="7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[.A235]*100" office:value-type="float" office:value="234000" calcext:value-type="float">
            <text:p>234000</text:p>
          </table:table-cell>
          <table:table-cell table:number-columns-repeated="7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formula="of:=[.A236]*100" office:value-type="float" office:value="235000" calcext:value-type="float">
            <text:p>235000</text:p>
          </table:table-cell>
          <table:table-cell table:number-columns-repeated="7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[.A237]*100" office:value-type="float" office:value="236000" calcext:value-type="float">
            <text:p>236000</text:p>
          </table:table-cell>
          <table:table-cell table:number-columns-repeated="7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[.A238]*100" office:value-type="float" office:value="237000" calcext:value-type="float">
            <text:p>237000</text:p>
          </table:table-cell>
          <table:table-cell table:number-columns-repeated="7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formula="of:=[.A239]*100" office:value-type="float" office:value="238000" calcext:value-type="float">
            <text:p>238000</text:p>
          </table:table-cell>
          <table:table-cell table:number-columns-repeated="7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formula="of:=[.A240]*100" office:value-type="float" office:value="239000" calcext:value-type="float">
            <text:p>239000</text:p>
          </table:table-cell>
          <table:table-cell table:number-columns-repeated="7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A241]*100" office:value-type="float" office:value="240000" calcext:value-type="float">
            <text:p>240000</text:p>
          </table:table-cell>
          <table:table-cell table:number-columns-repeated="7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[.A242]*100" office:value-type="float" office:value="241000" calcext:value-type="float">
            <text:p>241000</text:p>
          </table:table-cell>
          <table:table-cell table:number-columns-repeated="7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[.A243]*100" office:value-type="float" office:value="242000" calcext:value-type="float">
            <text:p>242000</text:p>
          </table:table-cell>
          <table:table-cell table:number-columns-repeated="7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formula="of:=[.A244]*100" office:value-type="float" office:value="243000" calcext:value-type="float">
            <text:p>243000</text:p>
          </table:table-cell>
          <table:table-cell table:number-columns-repeated="7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formula="of:=[.A245]*100" office:value-type="float" office:value="244000" calcext:value-type="float">
            <text:p>244000</text:p>
          </table:table-cell>
          <table:table-cell table:number-columns-repeated="7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formula="of:=[.A246]*100" office:value-type="float" office:value="245000" calcext:value-type="float">
            <text:p>245000</text:p>
          </table:table-cell>
          <table:table-cell table:number-columns-repeated="7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formula="of:=[.A247]*100" office:value-type="float" office:value="246000" calcext:value-type="float">
            <text:p>246000</text:p>
          </table:table-cell>
          <table:table-cell table:number-columns-repeated="7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formula="of:=[.A248]*100" office:value-type="float" office:value="247000" calcext:value-type="float">
            <text:p>247000</text:p>
          </table:table-cell>
          <table:table-cell table:number-columns-repeated="7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[.A249]*100" office:value-type="float" office:value="248000" calcext:value-type="float">
            <text:p>248000</text:p>
          </table:table-cell>
          <table:table-cell table:number-columns-repeated="7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[.A250]*100" office:value-type="float" office:value="249000" calcext:value-type="float">
            <text:p>249000</text:p>
          </table:table-cell>
          <table:table-cell table:number-columns-repeated="7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A251]*100" office:value-type="float" office:value="250000" calcext:value-type="float">
            <text:p>250000</text:p>
          </table:table-cell>
          <table:table-cell table:number-columns-repeated="7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formula="of:=[.A252]*100" office:value-type="float" office:value="251000" calcext:value-type="float">
            <text:p>251000</text:p>
          </table:table-cell>
          <table:table-cell table:number-columns-repeated="7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formula="of:=[.A253]*100" office:value-type="float" office:value="252000" calcext:value-type="float">
            <text:p>252000</text:p>
          </table:table-cell>
          <table:table-cell table:number-columns-repeated="7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[.A254]*100" office:value-type="float" office:value="253000" calcext:value-type="float">
            <text:p>253000</text:p>
          </table:table-cell>
          <table:table-cell table:number-columns-repeated="7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formula="of:=[.A255]*100" office:value-type="float" office:value="254000" calcext:value-type="float">
            <text:p>254000</text:p>
          </table:table-cell>
          <table:table-cell table:number-columns-repeated="7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[.A256]*100" office:value-type="float" office:value="255000" calcext:value-type="float">
            <text:p>255000</text:p>
          </table:table-cell>
          <table:table-cell table:number-columns-repeated="7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[.A257]*100" office:value-type="float" office:value="256000" calcext:value-type="float">
            <text:p>256000</text:p>
          </table:table-cell>
          <table:table-cell table:number-columns-repeated="7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[.A258]*100" office:value-type="float" office:value="257000" calcext:value-type="float">
            <text:p>257000</text:p>
          </table:table-cell>
          <table:table-cell table:number-columns-repeated="7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formula="of:=[.A259]*100" office:value-type="float" office:value="258000" calcext:value-type="float">
            <text:p>258000</text:p>
          </table:table-cell>
          <table:table-cell table:number-columns-repeated="7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formula="of:=[.A260]*100" office:value-type="float" office:value="259000" calcext:value-type="float">
            <text:p>259000</text:p>
          </table:table-cell>
          <table:table-cell table:number-columns-repeated="7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[.A261]*100" office:value-type="float" office:value="260000" calcext:value-type="float">
            <text:p>260000</text:p>
          </table:table-cell>
          <table:table-cell table:number-columns-repeated="7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formula="of:=[.A262]*100" office:value-type="float" office:value="261000" calcext:value-type="float">
            <text:p>261000</text:p>
          </table:table-cell>
          <table:table-cell table:number-columns-repeated="7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formula="of:=[.A263]*100" office:value-type="float" office:value="262000" calcext:value-type="float">
            <text:p>262000</text:p>
          </table:table-cell>
          <table:table-cell table:number-columns-repeated="7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formula="of:=[.A264]*100" office:value-type="float" office:value="263000" calcext:value-type="float">
            <text:p>263000</text:p>
          </table:table-cell>
          <table:table-cell table:number-columns-repeated="7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[.A265]*100" office:value-type="float" office:value="264000" calcext:value-type="float">
            <text:p>264000</text:p>
          </table:table-cell>
          <table:table-cell table:number-columns-repeated="7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formula="of:=[.A266]*100" office:value-type="float" office:value="265000" calcext:value-type="float">
            <text:p>265000</text:p>
          </table:table-cell>
          <table:table-cell table:number-columns-repeated="7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[.A267]*100" office:value-type="float" office:value="266000" calcext:value-type="float">
            <text:p>266000</text:p>
          </table:table-cell>
          <table:table-cell table:number-columns-repeated="7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formula="of:=[.A268]*100" office:value-type="float" office:value="267000" calcext:value-type="float">
            <text:p>267000</text:p>
          </table:table-cell>
          <table:table-cell table:number-columns-repeated="7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formula="of:=[.A269]*100" office:value-type="float" office:value="268000" calcext:value-type="float">
            <text:p>268000</text:p>
          </table:table-cell>
          <table:table-cell table:number-columns-repeated="7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formula="of:=[.A270]*100" office:value-type="float" office:value="269000" calcext:value-type="float">
            <text:p>269000</text:p>
          </table:table-cell>
          <table:table-cell table:number-columns-repeated="7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.A271]*100" office:value-type="float" office:value="270000" calcext:value-type="float">
            <text:p>270000</text:p>
          </table:table-cell>
          <table:table-cell table:number-columns-repeated="7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formula="of:=[.A272]*100" office:value-type="float" office:value="271000" calcext:value-type="float">
            <text:p>271000</text:p>
          </table:table-cell>
          <table:table-cell table:number-columns-repeated="7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formula="of:=[.A273]*100" office:value-type="float" office:value="272000" calcext:value-type="float">
            <text:p>272000</text:p>
          </table:table-cell>
          <table:table-cell table:number-columns-repeated="7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formula="of:=[.A274]*100" office:value-type="float" office:value="273000" calcext:value-type="float">
            <text:p>273000</text:p>
          </table:table-cell>
          <table:table-cell table:number-columns-repeated="7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formula="of:=[.A275]*100" office:value-type="float" office:value="274000" calcext:value-type="float">
            <text:p>274000</text:p>
          </table:table-cell>
          <table:table-cell table:number-columns-repeated="7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[.A276]*100" office:value-type="float" office:value="275000" calcext:value-type="float">
            <text:p>275000</text:p>
          </table:table-cell>
          <table:table-cell table:number-columns-repeated="7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formula="of:=[.A277]*100" office:value-type="float" office:value="276000" calcext:value-type="float">
            <text:p>276000</text:p>
          </table:table-cell>
          <table:table-cell table:number-columns-repeated="7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formula="of:=[.A278]*100" office:value-type="float" office:value="277000" calcext:value-type="float">
            <text:p>277000</text:p>
          </table:table-cell>
          <table:table-cell table:number-columns-repeated="7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formula="of:=[.A279]*100" office:value-type="float" office:value="278000" calcext:value-type="float">
            <text:p>278000</text:p>
          </table:table-cell>
          <table:table-cell table:number-columns-repeated="7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formula="of:=[.A280]*100" office:value-type="float" office:value="279000" calcext:value-type="float">
            <text:p>279000</text:p>
          </table:table-cell>
          <table:table-cell table:number-columns-repeated="7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[.A281]*100" office:value-type="float" office:value="280000" calcext:value-type="float">
            <text:p>280000</text:p>
          </table:table-cell>
          <table:table-cell table:number-columns-repeated="7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formula="of:=[.A282]*100" office:value-type="float" office:value="281000" calcext:value-type="float">
            <text:p>281000</text:p>
          </table:table-cell>
          <table:table-cell table:number-columns-repeated="7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formula="of:=[.A283]*100" office:value-type="float" office:value="282000" calcext:value-type="float">
            <text:p>282000</text:p>
          </table:table-cell>
          <table:table-cell table:number-columns-repeated="7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formula="of:=[.A284]*100" office:value-type="float" office:value="283000" calcext:value-type="float">
            <text:p>283000</text:p>
          </table:table-cell>
          <table:table-cell table:number-columns-repeated="7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formula="of:=[.A285]*100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formula="of:=[.A286]*100" office:value-type="float" office:value="285000" calcext:value-type="float">
            <text:p>285000</text:p>
          </table:table-cell>
          <table:table-cell table:number-columns-repeated="7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formula="of:=[.A287]*100" office:value-type="float" office:value="286000" calcext:value-type="float">
            <text:p>286000</text:p>
          </table:table-cell>
          <table:table-cell table:number-columns-repeated="7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formula="of:=[.A288]*100" office:value-type="float" office:value="287000" calcext:value-type="float">
            <text:p>287000</text:p>
          </table:table-cell>
          <table:table-cell table:number-columns-repeated="7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formula="of:=[.A289]*100" office:value-type="float" office:value="288000" calcext:value-type="float">
            <text:p>288000</text:p>
          </table:table-cell>
          <table:table-cell table:number-columns-repeated="7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formula="of:=[.A290]*100" office:value-type="float" office:value="289000" calcext:value-type="float">
            <text:p>289000</text:p>
          </table:table-cell>
          <table:table-cell table:number-columns-repeated="7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formula="of:=[.A291]*100" office:value-type="float" office:value="290000" calcext:value-type="float">
            <text:p>290000</text:p>
          </table:table-cell>
          <table:table-cell table:number-columns-repeated="7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formula="of:=[.A292]*100" office:value-type="float" office:value="291000" calcext:value-type="float">
            <text:p>291000</text:p>
          </table:table-cell>
          <table:table-cell table:number-columns-repeated="7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formula="of:=[.A293]*100" office:value-type="float" office:value="292000" calcext:value-type="float">
            <text:p>292000</text:p>
          </table:table-cell>
          <table:table-cell table:number-columns-repeated="7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formula="of:=[.A294]*100" office:value-type="float" office:value="293000" calcext:value-type="float">
            <text:p>293000</text:p>
          </table:table-cell>
          <table:table-cell table:number-columns-repeated="7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[.A295]*100" office:value-type="float" office:value="294000" calcext:value-type="float">
            <text:p>294000</text:p>
          </table:table-cell>
          <table:table-cell table:number-columns-repeated="7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formula="of:=[.A296]*100" office:value-type="float" office:value="295000" calcext:value-type="float">
            <text:p>295000</text:p>
          </table:table-cell>
          <table:table-cell table:number-columns-repeated="7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formula="of:=[.A297]*100" office:value-type="float" office:value="296000" calcext:value-type="float">
            <text:p>296000</text:p>
          </table:table-cell>
          <table:table-cell table:number-columns-repeated="7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formula="of:=[.A298]*100" office:value-type="float" office:value="297000" calcext:value-type="float">
            <text:p>297000</text:p>
          </table:table-cell>
          <table:table-cell table:number-columns-repeated="7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[.A299]*100" office:value-type="float" office:value="298000" calcext:value-type="float">
            <text:p>298000</text:p>
          </table:table-cell>
          <table:table-cell table:number-columns-repeated="7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formula="of:=[.A300]*100" office:value-type="float" office:value="299000" calcext:value-type="float">
            <text:p>299000</text:p>
          </table:table-cell>
          <table:table-cell table:number-columns-repeated="7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301]*100" office:value-type="float" office:value="300000" calcext:value-type="float">
            <text:p>300000</text:p>
          </table:table-cell>
          <table:table-cell office:value-type="float" office:value="550" calcext:value-type="float">
            <text:p>550</text:p>
          </table:table-cell>
          <table:table-cell office:value-type="float" office:value="989" calcext:value-type="float">
            <text:p>989</text:p>
          </table:table-cell>
          <table:table-cell office:value-type="float" office:value="701" calcext:value-type="float">
            <text:p>7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21:57:48.036872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3:04:19.533715103</meta:creation-date>
    <dc:date>2017-07-07T22:59:05.426609337</dc:date>
    <meta:editing-duration>PT54M39S</meta:editing-duration>
    <meta:editing-cycles>4</meta:editing-cycles>
    <meta:generator>LibreOffice/5.1.6.2$Linux_X86_64 LibreOffice_project/10m0$Build-2</meta:generator>
    <meta:document-statistic meta:table-count="1" meta:cell-count="6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9cm" svg:y="0.316cm" chart:style-name="ch2">
          <text:p>Heatmap performance by normalization method</text:p>
        </chart:title>
        <chart:subtitle svg:x="1.977cm" svg:y="1.275cm" chart:style-name="ch3">
          <text:p>Number of elements on the x-axis related to durance [s] on the y-axis</text:p>
        </chart:subtitle>
        <chart:legend chart:legend-position="end" svg:x="14.286cm" svg:y="3.703cm" style:legend-expansion="high" chart:style-name="ch4"/>
        <chart:plot-area chart:style-name="ch5" table:cell-range-address="Sheet1.B1:Sheet1.E301" chart:data-source-has-labels="both" svg:x="0.32cm" svg:y="2.138cm" svg:width="13.646cm" svg:height="6.682cm">
          <chartooo:coordinate-region svg:x="1.127cm" svg:y="2.337cm" svg:width="12.097cm" svg:height="5.836cm"/>
          <chart:axis chart:dimension="x" chart:name="primary-x" chart:style-name="ch6" chartooo:axis-type="auto">
            <chart:categories table:cell-range-address="Sheet1.B2:Sheet1.B3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301" chart:label-cell-address="Sheet1.C1:Sheet1.C1" chart:class="chart:scatter">
            <chart:domain table:cell-range-address="Sheet1.B2:Sheet1.B301"/>
            <chart:data-point chart:repeated="300"/>
          </chart:series>
          <chart:series chart:style-name="ch9" chart:values-cell-range-address="Sheet1.D2:Sheet1.D301" chart:label-cell-address="Sheet1.D1:Sheet1.D1" chart:class="chart:scatter">
            <chart:data-point chart:repeated="300"/>
          </chart:series>
          <chart:series chart:style-name="ch10" chart:values-cell-range-address="Sheet1.E2:Sheet1.E301" chart:label-cell-address="Sheet1.E1:Sheet1.E1" chart:class="chart:scatter">
            <chart:data-point chart:repeated="3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1</text:p>
                <draw:g>
                  <svg:desc>Sheet1.C1:Sheet1.C1</svg:desc>
                </draw:g>
              </table:table-cell>
              <table:table-cell office:value-type="string">
                <text:p>n2</text:p>
                <draw:g>
                  <svg:desc>Sheet1.D1:Sheet1.D1</svg:desc>
                </draw:g>
              </table:table-cell>
              <table:table-cell office:value-type="string">
                <text:p>n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301</svg:desc>
                </draw:g>
              </table:table-cell>
              <table:table-cell office:value-type="float" office:value="1">
                <text:p>1</text:p>
                <draw:g>
                  <svg:desc>Sheet1.C2:Sheet1.C301</svg:desc>
                </draw:g>
              </table:table-cell>
              <table:table-cell office:value-type="float" office:value="1">
                <text:p>1</text:p>
                <draw:g>
                  <svg:desc>Sheet1.D2:Sheet1.D301</svg:desc>
                </draw:g>
              </table:table-cell>
              <table:table-cell office:value-type="float" office:value="1">
                <text:p>1</text:p>
                <draw:g>
                  <svg:desc>Sheet1.E2:Sheet1.E30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5">
                <text:p>45</text:p>
              </table:table-cell>
              <table:table-cell office:value-type="float" office:value="156">
                <text:p>1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">
                <text:p>100</text:p>
              </table:table-cell>
              <table:table-cell office:value-type="float" office:value="205">
                <text:p>20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01000">
                <text:p>10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000">
                <text:p>10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000">
                <text:p>10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000">
                <text:p>10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000">
                <text:p>10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000">
                <text:p>10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000">
                <text:p>11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000">
                <text:p>1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000">
                <text:p>11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000">
                <text:p>11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000">
                <text:p>11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000">
                <text:p>11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000">
                <text:p>11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000">
                <text:p>12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000">
                <text:p>12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000">
                <text:p>12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000">
                <text:p>12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000">
                <text:p>12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000">
                <text:p>13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000">
                <text:p>13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000">
                <text:p>13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000">
                <text:p>13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000">
                <text:p>1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000">
                <text:p>1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000">
                <text:p>13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000">
                <text:p>13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000">
                <text:p>13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000">
                <text:p>14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000">
                <text:p>1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000">
                <text:p>14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000">
                <text:p>1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000">
                <text:p>14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000">
                <text:p>14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000">
                <text:p>14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000">
                <text:p>14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000">
                <text:p>1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000">
                <text:p>15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000">
                <text:p>15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000">
                <text:p>15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000">
                <text:p>1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000">
                <text:p>15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000">
                <text:p>15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000">
                <text:p>15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000">
                <text:p>15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000">
                <text:p>16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000">
                <text:p>16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000">
                <text:p>16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000">
                <text:p>16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000">
                <text:p>1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000">
                <text:p>16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000">
                <text:p>16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000">
                <text:p>16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000">
                <text:p>16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000">
                <text:p>17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000">
                <text:p>17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000">
                <text:p>17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000">
                <text:p>17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000">
                <text:p>17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000">
                <text:p>17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000">
                <text:p>17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000">
                <text:p>17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000">
                <text:p>18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000">
                <text:p>18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000">
                <text:p>18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000">
                <text:p>18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000">
                <text:p>18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000">
                <text:p>18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000">
                <text:p>18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000">
                <text:p>18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000">
                <text:p>19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000">
                <text:p>19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000">
                <text:p>19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000">
                <text:p>19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000">
                <text:p>19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000">
                <text:p>19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000">
                <text:p>19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00">
                <text:p>19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00">
                <text:p>1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00">
                <text:p>20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00">
                <text:p>20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000">
                <text:p>20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000">
                <text:p>20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000">
                <text:p>20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000">
                <text:p>20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000">
                <text:p>20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000">
                <text:p>20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000">
                <text:p>20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000">
                <text:p>21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000">
                <text:p>2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000">
                <text:p>2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000">
                <text:p>21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000">
                <text:p>2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000">
                <text:p>21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000">
                <text:p>21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000">
                <text:p>21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000">
                <text:p>21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000">
                <text:p>22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000">
                <text:p>22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000">
                <text:p>22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000">
                <text:p>22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6000">
                <text:p>22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7000">
                <text:p>22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8000">
                <text:p>22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9000">
                <text:p>22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1000">
                <text:p>23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2000">
                <text:p>23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3000">
                <text:p>23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4000">
                <text:p>23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5000">
                <text:p>2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6000">
                <text:p>2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7000">
                <text:p>23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8000">
                <text:p>23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9000">
                <text:p>23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1000">
                <text:p>24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3000">
                <text:p>24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4000">
                <text:p>2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5000">
                <text:p>2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6000">
                <text:p>24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7000">
                <text:p>24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8000">
                <text:p>24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9000">
                <text:p>24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1000">
                <text:p>2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00">
                <text:p>25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3000">
                <text:p>25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4000">
                <text:p>25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000">
                <text:p>25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7000">
                <text:p>25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8000">
                <text:p>25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9000">
                <text:p>25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1000">
                <text:p>26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2000">
                <text:p>26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3000">
                <text:p>26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4000">
                <text:p>26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5000">
                <text:p>2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6000">
                <text:p>26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7000">
                <text:p>26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8000">
                <text:p>26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9000">
                <text:p>26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1000">
                <text:p>27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2000">
                <text:p>27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3000">
                <text:p>27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4000">
                <text:p>27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000">
                <text:p>27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7000">
                <text:p>27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8000">
                <text:p>27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9000">
                <text:p>27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1000">
                <text:p>28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2000">
                <text:p>28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3000">
                <text:p>28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4000">
                <text:p>28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000">
                <text:p>2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6000">
                <text:p>28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7000">
                <text:p>28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8000">
                <text:p>28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9000">
                <text:p>28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1000">
                <text:p>29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2000">
                <text:p>29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3000">
                <text:p>29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4000">
                <text:p>29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5000">
                <text:p>29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6000">
                <text:p>29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7000">
                <text:p>29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8000">
                <text:p>29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9000">
                <text:p>2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550">
                <text:p>550</text:p>
              </table:table-cell>
              <table:table-cell office:value-type="float" office:value="989">
                <text:p>989</text:p>
              </table:table-cell>
              <table:table-cell office:value-type="float" office:value="701">
                <text:p>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